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6.468cm" fo:min-width="10.108cm"/>
    </style:style>
    <style:style style:name="gr2" style:family="graphic" style:parent-style-name="standard">
      <style:graphic-properties svg:stroke-color="#000000" draw:fill-color="#cc3300" draw:textarea-horizontal-align="justify" draw:textarea-vertical-align="middle" draw:auto-grow-height="false" fo:min-height="1.35cm" fo:min-width="5.1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5.62cm" fo:min-width="8.834cm"/>
    </style:style>
    <style:style style:name="gr4" style:family="graphic" style:parent-style-name="standard">
      <style:graphic-properties svg:stroke-color="#000000" draw:fill-color="#cc3300" draw:textarea-horizontal-align="justify" draw:textarea-vertical-align="middle" draw:auto-grow-height="false" fo:min-height="1.15cm" fo:min-width="5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713cm" fo:min-width="0.15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975cm" fo:min-width="0.1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1.063cm" fo:min-width="0.25cm"/>
    </style:style>
    <style:style style:name="P1" style:family="paragraph">
      <style:paragraph-properties fo:text-align="center"/>
    </style:style>
    <style:style style:name="P2" style:family="paragraph">
      <loext:graphic-properties draw:fill-color="#cc33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font-style="italic" fo:text-shadow="1pt 1pt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9.5cm" svg:x="3.4cm" svg:y="4.2cm">
          <text:p text:style-name="P1"><text:span text:style-name="T1">execution</text:span></text:p>
          <text:p text:style-name="P1">./tekpaint [nom du fichier]</text:p>
          <text:p text:style-name="P1">|_&gt;pas de bmp → error</text:p>
          <text:p text:style-name="P1">|_&gt;pas de fichier → creationd 'un fichier</text:p>
          <text:p text:style-name="P1">|_&gt;BMP + fichier existant → ouveture du fich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6cm" svg:height="1.6cm" svg:x="8cm" svg:y="1.5cm">
          <text:p text:style-name="P1">Ouverture de fichi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2cm" svg:height="8.3cm" svg:x="4.2cm" svg:y="18.4cm">
          <text:p text:style-name="P1"><text:span text:style-name="T2">POS du curseur</text:span></text:p>
          <text:p text:style-name="P1">|_&gt; clic de la souris → pose un pixel</text:p>
          <text:p text:style-name="P1"><text:span text:style-name="T3"/></text:p>
          <text:p text:style-name="P1"><text:span text:style-name="T1">Raccourcis</text:span></text:p>
          <text:p text:style-name="P1">|_&gt; CTRL + s → sauvegarde</text:p>
          <text:p text:style-name="P1">|_&gt; CTRL + c → 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6cm" svg:height="1.4cm" svg:x="8cm" svg:y="15.3cm">
          <text:p text:style-name="P1">affichag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cm" svg:height="1.1cm" svg:x="10cm" svg:y="3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2cm" svg:height="1.4cm" svg:x="10.2cm" svg:y="13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5cm" svg:height="1.5cm" svg:x="10.1cm" svg:y="16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5T15:42:08.437777536</meta:creation-date>
    <dc:date>2016-01-05T15:57:43.891468579</dc:date>
    <meta:editing-duration>PT25S</meta:editing-duration>
    <meta:editing-cycles>1</meta:editing-cycles>
    <meta:document-statistic meta:object-count="7"/>
    <meta:generator>LibreOffice/5.0.4.2$Linux_X86_64 LibreOffice_project/00m0$Build-2</meta:generator>
  </office:meta>
</office:document-meta>
</file>